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2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8cm" fo:padding-bottom="0.138cm" fo:padding-left="0.263cm" fo:padding-right="0.263cm"/>
    </style:style>
    <style:style style:name="gr8" style:family="graphic" style:parent-style-name="standard">
      <style:graphic-properties svg:stroke-width="0.025cm" draw:marker-start-width="0.33cm" draw:marker-end-width="0.33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3" style:family="text">
      <style:text-properties fo:font-family="'XB Tabriz'" style:font-pitch="variable" fo:font-size="10pt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id="id5" draw:layer="layout" svg:width="3.016cm" svg:height="2.864cm" svg:x="3.505cm" svg:y="0.477cm" svg:viewBox="0 0 3017 2865" svg:d="m1391 2743h203v-224c608-39 1062-497 1062-1087s-454-1048-1062-1087v-224h-203v226c-593 53-1031 505-1031 1085s438 1032 1031 1085zm117-2517c855 0 1509 620 1509 1432s-654 1433-1509 1433-1508-621-1508-1433 653-1432 1508-1432z">
          <text:p/>
        </draw:path>
        <draw:path draw:style-name="gr1" draw:text-style-name="P1" draw:layer="layout" svg:width="2.081cm" svg:height="0.873cm" draw:transform="rotate (0.5235987755982) translate (3.89838356155991cm 2.04877637196759cm)" svg:viewBox="0 0 2082 874" svg:d="m1016 7864c-17 0-30 13-30 30s13 30 30 30 30-13 30-30-13-30-30-30zm737-417h154c87 0 175 216 175 432s-88 432-175 432h-154v-98h-1428v108h-152c-86 0-173-216-173-432s87-432 173-432h152v86h1428z">
          <text:p/>
        </draw:path>
        <draw:path draw:style-name="gr2" draw:text-style-name="P1" draw:id="id7" draw:layer="layout" svg:width="0.402cm" svg:height="0.79cm" draw:transform="skewX (-0.183957703160168) rotate (-1.29922309518552) translate (5.72449665778933cm 0.882651098467942cm)" svg:viewBox="0 0 403 791" svg:d="m0-10555c22-4 41 7 62 12 19 5 37 18 56 26 21 9 39 23 52 38 15 17 36 30 45 50 10 20 27 39 35 61 8 20 19 42 28 62s21 42 23 63c2 20 11 40 13 59s9 41 14 60c5 19 11 40 14 59 3 19 8 40 13 59 5 20 7 42 16 61s8 41 13 60c5 19 9 38 12 57 3 18 8 37 6 56l1 7">
          <text:p/>
        </draw:path>
        <draw:path draw:style-name="gr2" draw:text-style-name="P1" draw:layer="layout" svg:width="1.097cm" svg:height="0.045cm" draw:transform="rotate (-2.6167721475146) translate (5.11259801671712cm 1.62203287904654cm)" svg:viewBox="0 0 1098 46" svg:d="m0-7930c25 2 51 1 77 0 23-2 51 1 75-1 23-1 49 7 72 8 23 2 46 6 69 8 25 2 52 7 78 6s48 2 73 3c24 1 49 3 73 5 25 3 51 3 75 2 24 0 49 2 74-1 27-3 56-1 82-3 26-2 54-1 80-2 24 0 50 1 75 2s50-2 74 4c23 6 48 3 72 6l22 4 23 4 4 1">
          <text:p/>
        </draw:path>
        <draw:path draw:style-name="gr2" draw:text-style-name="P1" draw:layer="layout" svg:width="0.468cm" svg:height="0.654cm" draw:transform="rotate (-2.01323729217508) translate (4.28854934571432cm 1.82678216054681cm)" svg:viewBox="0 0 469 655" svg:d="m0-8662c24 5 45-7 64-18 19-12 42-12 63-23 17-9 39-15 59-23 21-7 40-24 63-35 19-9 38-24 59-33 20-8 38-21 55-34s30-34 46-51c16-18 29-41 40-63 12-23 14-53 17-79 3-25 5-52 1-78-4-20-11-40-16-62s-20-39-30-59c-10-18-23-38-41-51l-17-18-13-17-10-9">
          <text:p/>
        </draw:path>
        <draw:path draw:style-name="gr2" draw:text-style-name="P1" draw:layer="layout" svg:width="1.054cm" svg:height="1.141cm" draw:transform="rotate (2.30069301997849) translate (4.8677692796863cm 1.60657035871071cm)" svg:viewBox="0 0 1055 1142" svg:d="m0 6243c25-1 65 17 88 11 25-7 49-19 73-21 25-3 51-12 75-19 22-7 48-14 68-23 23-11 48-17 68-29s44-20 63-32 37-26 53-39c17-15 35-27 53-39 19-14 33-32 51-46 17-13 31-32 45-48s29-32 42-47c15-16 29-32 43-47s25-36 37-51c14-17 22-38 35-55s21-39 34-55c14-17 25-37 32-57 8-22 20-42 28-63 6-21 16-42 27-60 13-19 19-41 29-60 11-22 20-46 31-67 10-20 16-45 27-64 11-22 8-47 16-70 10-25 14-53 20-79 5-22 12-48 17-70">
          <text:p/>
        </draw:path>
        <draw:path draw:style-name="gr2" draw:text-style-name="P1" draw:layer="layout" svg:width="0.831cm" svg:height="0.23cm" draw:transform="rotate (-2.41169596040531) translate (4.31819037171787cm 0.988096136233153cm)" svg:viewBox="0 0 832 231" svg:d="m0-7003c28 2 55 2 82 2 29 0 56-14 84-14 26 1 54 0 80-7 25-6 53-8 78-16s50-13 74-23c22-9 47-15 70-21 24-7 48-15 72-25 21-9 45-14 65-27 20-12 47-17 71-24 22-7 46-19 66-32 20-14 45-20 67-31l20-10h3">
          <text:p/>
        </draw:path>
        <draw:path draw:style-name="gr2" draw:text-style-name="P1" draw:layer="layout" svg:width="2.056cm" svg:height="1.601cm" draw:transform="rotate (-3.1415926535892) translate (6.36600138328486cm 3.26799999999782cm)" svg:viewBox="0 0 2057 1602" svg:d="m1224-6525c111-10 222-6 331 10 119 17 239 34 341 96 113 69 147 209 160 331 14 135-86 244-171 331-96 99-240 123-341 213-100 89-215 160-331 224-114 63-224 135-341 192-107 52-203 141-331 150-110 8-218 53-331 42-139-14-179-162-202-277-23-117 11-216 10-331-1-118 71-228 128-331 73-132 193-228 299-330 95-92 234-165 354-222 105-50 195-78 308-98l117-11h11z">
          <text:p/>
        </draw:path>
        <draw:line draw:style-name="gr3" draw:text-style-name="P1" draw:layer="layout" svg:x1="4.836cm" svg:y1="1.767cm" svg:x2="4.968cm" svg:y2="1.686cm">
          <text:p/>
        </draw:line>
        <draw:line draw:style-name="gr3" draw:text-style-name="P1" draw:layer="layout" svg:x1="5.009cm" svg:y1="2.143cm" svg:x2="5.191cm" svg:y2="2.031cm">
          <text:p/>
        </draw:line>
        <draw:frame draw:style-name="gr4" draw:text-style-name="P2" draw:layer="layout" svg:width="0.697cm" svg:height="0.645cm" svg:x="4.901cm" svg:y="0.36cm">
          <draw:text-box>
            <text:p text:style-name="P2"><text:span text:style-name="T1">a</text:span></text:p>
          </draw:text-box>
        </draw:frame>
        <draw:frame draw:style-name="gr4" draw:text-style-name="P2" draw:layer="layout" svg:width="0.815cm" svg:height="0.645cm" svg:x="4.884cm" svg:y="2.742cm">
          <draw:text-box>
            <text:p text:style-name="P2"><text:span text:style-name="T1">-a</text:span></text:p>
          </draw:text-box>
        </draw:frame>
        <draw:custom-shape draw:style-name="gr5" draw:text-style-name="P1" draw:id="id2" draw:layer="layout" svg:width="0.101cm" svg:height="0.101cm" svg:x="4.948cm" svg:y="0.661cm">
          <text:p/>
          <draw:enhanced-geometry svg:viewBox="0 0 21600 21600" draw:glue-points="10800 0 3163 3163 0 10800 3163 18437 10800 21600 18437 18437 21600 10800 18437 3163" draw:text-areas="3163 3163 18437 18437" draw:type="ring" draw:modifiers="211.76470588235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1" draw:id="id3" draw:layer="layout" svg:width="0.102cm" svg:height="0.102cm" svg:x="4.947cm" svg:y="3.057cm">
          <text:p/>
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4" draw:id="id1" draw:layer="layout" svg:width="2.687cm" svg:height="0.861cm" svg:x="0.31cm" svg:y="0.335cm">
          <draw:text-box>
            <text:p><text:span text:style-name="T2">ٹرن ساکن کائل</text:span><text:span text:style-name="T3"> </text:span><text:span text:style-name="T3">N</text:span></text:p>
          </draw:text-box>
        </draw:frame>
        <draw:connector draw:style-name="gr3" draw:text-style-name="P1" draw:layer="layout" draw:type="curve" svg:x1="2.997cm" svg:y1="0.765cm" svg:x2="4.998cm" svg:y2="0.762cm" draw:start-shape="id1" draw:start-glue-point="1" draw:end-shape="id2" draw:end-glue-point="8" svg:d="m2997 765c1462 0 1218 249 1353 436s648 312 648-439">
          <text:p/>
        </draw:connector>
        <draw:connector draw:style-name="gr3" draw:text-style-name="P1" draw:layer="layout" draw:type="curve" draw:line-skew="-0.812cm" svg:x1="2.997cm" svg:y1="0.765cm" svg:x2="4.961cm" svg:y2="3.143cm" draw:start-shape="id1" draw:end-shape="id3" draw:end-glue-point="7" svg:d="m2997 765c244 0-737 2378 1964 2378">
          <text:p/>
        </draw:connector>
        <draw:frame draw:style-name="gr4" draw:text-style-name="P3" draw:id="id4" draw:layer="layout" svg:width="1.886cm" svg:height="0.802cm" svg:x="6.739cm" svg:y="2.753cm">
          <draw:text-box>
            <text:p><text:span text:style-name="T2">ساکن حصہ</text:span></text:p>
          </draw:text-box>
        </draw:frame>
        <draw:frame draw:style-name="gr4" draw:text-style-name="P3" draw:id="id6" draw:layer="layout" svg:width="1.967cm" svg:height="0.802cm" svg:x="6.577cm" svg:y="0.315cm">
          <draw:text-box>
            <text:p><text:span text:style-name="T2">گھومتا حصہ</text:span></text:p>
          </draw:text-box>
        </draw:frame>
        <draw:connector draw:style-name="gr3" draw:text-style-name="P1" draw:layer="layout" draw:type="curve" svg:x1="7.682cm" svg:y1="2.753cm" svg:x2="6.522cm" svg:y2="1.909cm" draw:start-shape="id4" draw:start-glue-point="0" draw:end-shape="id5" draw:end-glue-point="1" svg:d="m7682 2753c0-563-386-844-1160-844">
          <text:p/>
        </draw:connector>
        <draw:line draw:style-name="gr6" draw:text-style-name="P1" draw:layer="layout" svg:x1="4.35cm" svg:y1="1.768cm" svg:x2="4.217cm" svg:y2="1.839cm">
          <text:p/>
        </draw:line>
        <draw:line draw:style-name="gr6" draw:text-style-name="P1" draw:layer="layout" svg:x1="4.217cm" svg:y1="1.839cm" svg:x2="4.268cm" svg:y2="1.93cm">
          <text:p/>
        </draw:line>
        <draw:line draw:style-name="gr6" draw:text-style-name="P1" draw:layer="layout" svg:x1="4.4cm" svg:y1="1.859cm" svg:x2="4.268cm" svg:y2="1.93cm">
          <text:p/>
        </draw:line>
        <draw:line draw:style-name="gr6" draw:text-style-name="P1" draw:layer="layout" svg:x1="4.35cm" svg:y1="1.769cm" svg:x2="4.4cm" svg:y2="1.86cm">
          <text:p/>
        </draw:line>
        <draw:custom-shape draw:style-name="gr7" draw:text-style-name="P1" draw:layer="layout" svg:width="0.04cm" svg:height="0.04cm" svg:x="4.289cm" svg:y="1.8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4.826cm" svg:y1="2.54cm" svg:x2="4.684cm" svg:y2="2.621cm">
          <text:p/>
        </draw:line>
        <draw:line draw:style-name="gr6" draw:text-style-name="P1" draw:layer="layout" svg:x1="4.775cm" svg:y1="2.45cm" svg:x2="4.633cm" svg:y2="2.531cm">
          <text:p/>
        </draw:line>
        <draw:line draw:style-name="gr6" draw:text-style-name="P1" draw:layer="layout" svg:x1="4.775cm" svg:y1="2.449cm" svg:x2="4.826cm" svg:y2="2.54cm">
          <text:p/>
        </draw:line>
        <draw:line draw:style-name="gr6" draw:text-style-name="P1" draw:layer="layout" svg:x1="4.633cm" svg:y1="2.53cm" svg:x2="4.683cm" svg:y2="2.621cm">
          <text:p/>
        </draw:line>
        <draw:line draw:style-name="gr8" draw:text-style-name="P1" draw:layer="layout" svg:x1="4.765cm" svg:y1="2.479cm" svg:x2="4.693cm" svg:y2="2.591cm">
          <text:p/>
        </draw:line>
        <draw:line draw:style-name="gr8" draw:text-style-name="P1" draw:layer="layout" svg:x1="4.673cm" svg:y1="2.53cm" svg:x2="4.785cm" svg:y2="2.54cm">
          <text:p/>
        </draw:line>
        <draw:line draw:style-name="gr6" draw:text-style-name="P1" draw:layer="layout" svg:x1="5.803cm" svg:y1="1.971cm" svg:x2="5.661cm" svg:y2="2.052cm">
          <text:p/>
        </draw:line>
        <draw:line draw:style-name="gr6" draw:text-style-name="P1" draw:layer="layout" svg:x1="5.752cm" svg:y1="1.881cm" svg:x2="5.61cm" svg:y2="1.962cm">
          <text:p/>
        </draw:line>
        <draw:line draw:style-name="gr6" draw:text-style-name="P1" draw:layer="layout" svg:x1="5.752cm" svg:y1="1.88cm" svg:x2="5.803cm" svg:y2="1.971cm">
          <text:p/>
        </draw:line>
        <draw:line draw:style-name="gr6" draw:text-style-name="P1" draw:layer="layout" svg:x1="5.61cm" svg:y1="1.961cm" svg:x2="5.66cm" svg:y2="2.052cm">
          <text:p/>
        </draw:line>
        <draw:line draw:style-name="gr8" draw:text-style-name="P1" draw:layer="layout" svg:x1="5.742cm" svg:y1="1.91cm" svg:x2="5.67cm" svg:y2="2.022cm">
          <text:p/>
        </draw:line>
        <draw:line draw:style-name="gr8" draw:text-style-name="P1" draw:layer="layout" svg:x1="5.65cm" svg:y1="1.961cm" svg:x2="5.762cm" svg:y2="1.971cm">
          <text:p/>
        </draw:line>
        <draw:line draw:style-name="gr6" draw:text-style-name="P1" draw:layer="layout" svg:x1="5.356cm" svg:y1="1.189cm" svg:x2="5.223cm" svg:y2="1.26cm">
          <text:p/>
        </draw:line>
        <draw:line draw:style-name="gr6" draw:text-style-name="P1" draw:layer="layout" svg:x1="5.223cm" svg:y1="1.26cm" svg:x2="5.274cm" svg:y2="1.351cm">
          <text:p/>
        </draw:line>
        <draw:line draw:style-name="gr6" draw:text-style-name="P1" draw:layer="layout" svg:x1="5.406cm" svg:y1="1.28cm" svg:x2="5.274cm" svg:y2="1.351cm">
          <text:p/>
        </draw:line>
        <draw:line draw:style-name="gr6" draw:text-style-name="P1" draw:layer="layout" svg:x1="5.356cm" svg:y1="1.19cm" svg:x2="5.406cm" svg:y2="1.281cm">
          <text:p/>
        </draw:line>
        <draw:custom-shape draw:style-name="gr7" draw:text-style-name="P1" draw:layer="layout" svg:width="0.04cm" svg:height="0.04cm" svg:x="5.295cm" svg:y="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7.56cm" svg:y1="1.117cm" svg:x2="5.73cm" svg:y2="1.254cm" draw:start-shape="id6" draw:start-glue-point="2" draw:end-shape="id7" draw:end-glue-point="1" svg:d="m7560 1117c0 92-610 137-1830 137">
          <text:p/>
        </draw:connector>
        <draw:frame draw:style-name="gr4" draw:text-style-name="P4" draw:layer="layout" svg:width="0.862cm" svg:height="0.806cm" svg:x="5.203cm" svg:y="1.144cm">
          <draw:text-box>
            <text:p text:style-name="P4"><text:span text:style-name="T4">N</text:span></text:p>
          </draw:text-box>
        </draw:frame>
        <draw:frame draw:style-name="gr4" draw:text-style-name="P4" draw:layer="layout" svg:width="0.752cm" svg:height="0.806cm" svg:x="3.952cm" svg:y="1.889cm">
          <draw:text-box>
            <text:p><text:span text:style-name="T4">s</text:span></text:p>
          </draw:text-box>
        </draw:frame>
        <draw:frame draw:style-name="gr9" draw:layer="layout" svg:width="0.916cm" svg:height="0.356cm" svg:x="1.137cm" svg:y="2.15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3" draw:layer="layout" svg:width="1.492cm" svg:height="0.802cm" svg:x="1.037cm" svg:y="1.544cm">
          <draw:text-box>
            <text:p><text:span text:style-name="T2">کور میں</text:span><text:span text:style-name="T2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2-25T16:05:46</meta:creation-date>
    <dc:date>2011-04-12T17:40:14</dc:date>
    <dc:creator>khalid khan</dc:creator>
    <meta:editing-duration>PT02H25M36S</meta:editing-duration>
    <meta:editing-cycles>18</meta:editing-cycles>
    <meta:generator>OpenOffice.org/3.1$Linux OpenOffice.org_project/310m19$Build-9420</meta:generator>
    <meta:document-statistic meta:object-count="4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μ</math:mo>
        <math:mi>c</math:mi>
      </math:msub>
      <math:mo math:stretchy="false">=</math:mo>
      <math:mo math:stretchy="false">∞</math:mo>
    </math:mrow>
    <math:annotation math:encoding="StarMath 5.0">%mu_c = infinity</math:annotation>
  </math:semantics>
</math:math>
</file>